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826cm" style:use-optimal-column-width="false" fo:break-before="auto"/>
    </style:style>
    <style:style style:family="table-column" style:name="co3">
      <style:table-column-properties style:column-width="1.588cm" style:use-optimal-column-width="false" fo:break-before="auto"/>
    </style:style>
    <style:style style:family="table-column" style:name="co4">
      <style:table-column-properties style:column-width="1.297cm" style:use-optimal-column-width="false" fo:break-before="auto"/>
    </style:style>
    <style:style style:family="table-column" style:name="co5">
      <style:table-column-properties style:column-width="7.726cm" style:use-optimal-column-width="false" fo:break-before="auto"/>
    </style:style>
    <style:style style:family="table-column" style:name="co6">
      <style:table-column-properties style:column-width="1.667cm" style:use-optimal-column-width="false" fo:break-before="auto"/>
    </style:style>
    <style:style style:family="table-column" style:name="co7">
      <style:table-column-properties style:column-width="0.3175cm" style:use-optimal-column-width="false" fo:break-before="auto"/>
    </style:style>
    <style:style style:family="table-column" style:name="co8">
      <style:table-column-properties style:column-width="0.979cm" style:use-optimal-column-width="false" fo:break-before="auto"/>
    </style:style>
    <style:style style:family="table-column" style:name="co9">
      <style:table-column-properties style:column-width="0.3175cm" style:use-optimal-column-width="false" fo:break-before="auto"/>
    </style:style>
    <style:style style:family="table-column" style:name="co10">
      <style:table-column-properties style:column-width="0.4234cm" style:use-optimal-column-width="false" fo:break-before="auto"/>
    </style:style>
    <style:style style:family="table-column" style:name="co11">
      <style:table-column-properties style:column-width="0.4498cm" style:use-optimal-column-width="false" fo:break-before="auto"/>
    </style:style>
    <style:style style:family="table-column" style:name="co12">
      <style:table-column-properties style:column-width="0.4763cm" style:use-optimal-column-width="false" fo:break-before="auto"/>
    </style:style>
    <style:style style:family="table-column" style:name="co13">
      <style:table-column-properties style:column-width="0.5027cm" style:use-optimal-column-width="false" fo:break-before="auto"/>
    </style:style>
    <style:style style:family="table-column" style:name="co14">
      <style:table-column-properties style:column-width="0.5557cm" style:use-optimal-column-width="false" fo:break-before="auto"/>
    </style:style>
    <style:style style:family="table-column" style:name="co15">
      <style:table-column-properties style:column-width="0.6086cm" style:use-optimal-column-width="false" fo:break-before="auto"/>
    </style:style>
    <style:style style:family="table-column" style:name="co16">
      <style:table-column-properties style:column-width="0.6615cm" style:use-optimal-column-width="false" fo:break-before="auto"/>
    </style:style>
    <style:style style:family="table-column" style:name="co17">
      <style:table-column-properties style:column-width="0.7144cm" style:use-optimal-column-width="false" fo:break-before="auto"/>
    </style:style>
    <style:style style:family="table-column" style:name="co18">
      <style:table-column-properties style:column-width="0.7938cm" style:use-optimal-column-width="false" fo:break-before="auto"/>
    </style:style>
    <style:style style:family="table-column" style:name="co19">
      <style:table-column-properties style:column-width="0.8732cm" style:use-optimal-column-width="false" fo:break-before="auto"/>
    </style:style>
    <style:style style:family="table-column" style:name="co20">
      <style:table-column-properties style:column-width="0.9526cm" style:use-optimal-column-width="false" fo:break-before="auto"/>
    </style:style>
    <style:style style:family="table-column" style:name="co21">
      <style:table-column-properties style:column-width="1.032cm" style:use-optimal-column-width="false" fo:break-before="auto"/>
    </style:style>
    <style:style style:family="table-column" style:name="co22">
      <style:table-column-properties style:column-width="1.138cm" style:use-optimal-column-width="false" fo:break-before="auto"/>
    </style:style>
    <style:style style:family="table-column" style:name="co23">
      <style:table-column-properties style:column-width="1.244cm" style:use-optimal-column-width="false" fo:break-before="auto"/>
    </style:style>
    <style:style style:family="table-column" style:name="co24">
      <style:table-column-properties style:column-width="1.376cm" style:use-optimal-column-width="false" fo:break-before="auto"/>
    </style:style>
    <style:style style:family="table-column" style:name="co25">
      <style:table-column-properties style:column-width="1.508cm" style:use-optimal-column-width="false" fo:break-before="auto"/>
    </style:style>
    <style:style style:family="table-column" style:name="co26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5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5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5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5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5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5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5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5pt" style:use-optimal-row-height="false" fo:break-before="auto"/>
    </style:style>
    <style:style style:family="table-row" style:name="ro116">
      <style:table-row-properties style:row-height="13.5pt" style:use-optimal-row-height="false" fo:break-before="auto"/>
    </style:style>
    <style:style style:family="table-row" style:name="ro117">
      <style:table-row-properties style:row-height="13.5pt" style:use-optimal-row-height="false" fo:break-before="auto"/>
    </style:style>
    <style:style style:family="table-row" style:name="ro118">
      <style:table-row-properties style:row-height="13.5pt" style:use-optimal-row-height="false" fo:break-before="auto"/>
    </style:style>
    <style:style style:family="table-row" style:name="ro119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number-columns-repeated="101" table:style-name="co20" table:default-cell-style-name="ce4"/>
        <table:table-column table:number-columns-repeated="101" table:style-name="co21" table:default-cell-style-name="ce4"/>
        <table:table-column table:number-columns-repeated="101" table:style-name="co22" table:default-cell-style-name="ce4"/>
        <table:table-column table:number-columns-repeated="101" table:style-name="co23" table:default-cell-style-name="ce4"/>
        <table:table-column table:number-columns-repeated="101" table:style-name="co24" table:default-cell-style-name="ce4"/>
        <table:table-column table:style-name="co25" table:default-cell-style-name="ce4"/>
        <table:table-column table:number-columns-repeated="100" table:style-name="co26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84.96249999999998">
            <text:p>184.96249999999998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8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9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8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8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9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8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9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10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8" office:value-type="date" office:date-value="2022-06-20"/>
          <table:table-cell table:style-name="ce6" office:value-type="time" office:time-value="PT20H25M00S"/>
          <table:table-cell table:style-name="ce6" office:value-type="time" office:time-value="PT22H40M00S"/>
          <table:table-cell office:value-type="string">
            <text:p><text:span text:style-name="T111">Reunião de testes</text:span>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9" office:value-type="date" office:date-value="2022-06-21"/>
          <table:table-cell table:style-name="ce6" office:value-type="time" office:time-value="PT00H00M00S"/>
          <table:table-cell table:style-name="ce6" office:value-type="time" office:time-value="PT01H10M00S"/>
          <table:table-cell office:value-type="string">
            <text:p><text:span text:style-name="T112">User Block improvements</text:span>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9" office:value-type="date" office:date-value="2022-06-21"/>
          <table:table-cell table:style-name="ce6" office:value-type="time" office:time-value="PT01H10M00S"/>
          <table:table-cell table:style-name="ce6" office:value-type="time" office:time-value="PT01H20M00S"/>
          <table:table-cell office:value-type="string">
            <text:p><text:span text:style-name="T113">Seed Platforms</text:span>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9" office:value-type="date" office:date-value="2022-06-21"/>
          <table:table-cell table:style-name="ce6" office:value-type="time" office:time-value="PT01H20M00S"/>
          <table:table-cell table:style-name="ce6" office:value-type="time" office:time-value="PT02H00M00S"/>
          <table:table-cell office:value-type="string">
            <text:p><text:span text:style-name="T114">Update produção</text:span>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8" office:value-type="date" office:date-value="2022-06-24"/>
          <table:table-cell table:style-name="ce6" office:value-type="time" office:time-value="PT13H55M00S"/>
          <table:table-cell table:style-name="ce6" office:value-type="time" office:time-value="PT17H40M00S"/>
          <table:table-cell office:value-type="string">
            <text:p><text:span text:style-name="T115">Fix bugs</text:span></text:p>
          </table:table-cell>
          <table:table-cell table:style-name="ce6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8" office:value-type="date" office:date-value="2022-06-25"/>
          <table:table-cell table:style-name="ce6" office:value-type="time" office:time-value="PT21H10M00S"/>
          <table:table-cell table:style-name="ce6" office:value-type="time" office:time-value="PT21H40M00S"/>
          <table:table-cell office:value-type="string">
            <text:p><text:span text:style-name="T116">Prune models and remove ticket when paying with credit card</text:span></text:p>
          </table:table-cell>
          <table:table-cell table:style-name="ce6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9" office:value-type="date" office:date-value="2022-06-25"/>
          <table:table-cell table:style-name="ce6" office:value-type="time" office:time-value="PT21H40M00S"/>
          <table:table-cell table:style-name="ce6" office:value-type="time" office:time-value="PT23H20M00S"/>
          <table:table-cell office:value-type="string">
            <text:p><text:span text:style-name="T117">Finalizado Webhook mercadopago</text:span></text:p>
          </table:table-cell>
          <table:table-cell table:style-name="ce6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10" office:value-type="date" office:date-value="2022-06-26"/>
          <table:table-cell table:style-name="ce11" office:value-type="time" office:time-value="PT12H00M00S"/>
          <table:table-cell table:style-name="ce11" office:value-type="time" office:time-value="PT18H05M00S"/>
          <table:table-cell office:value-type="string">
            <text:p>Várias melhorias e testes de pagamento, e outras correções solicitadas</text:p>
          </table:table-cell>
          <table:table-cell table:style-name="ce6" table:formula="of:=[.C114]-[.B114]" office:value-type="time" office:time-value="PT06H05M00S"/>
          <table:table-cell table:number-columns-repeated="1024"/>
        </table:table-row>
        <table:table-row table:style-name="ro116">
          <table:table-cell table:number-columns-repeated="4"/>
          <table:table-cell table:style-name="ce6" table:formula="of:=[.C115]-[.B115]" office:value-type="time" office:time-value="PT00H00M00S"/>
          <table:table-cell table:number-columns-repeated="1024"/>
        </table:table-row>
        <table:table-row table:style-name="ro117">
          <table:table-cell table:number-columns-repeated="4"/>
          <table:table-cell table:style-name="ce6" table:formula="of:=[.C116]-[.B116]" office:value-type="time" office:time-value="PT00H00M00S"/>
          <table:table-cell table:number-columns-repeated="1024"/>
        </table:table-row>
        <table:table-row table:style-name="ro118">
          <table:table-cell table:number-columns-repeated="4"/>
          <table:table-cell table:style-name="ce6" table:formula="of:=[.C117]-[.B117]" office:value-type="time" office:time-value="PT00H00M00S"/>
          <table:table-cell table:number-columns-repeated="1024"/>
        </table:table-row>
        <table:table-row table:style-name="ro1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42.78cm" fo:min-height="42.78cm"/>
      </style:header-style>
      <style:footer-style>
        <style:header-footer-properties svg:height="42.78cm" fo:min-height="42.78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